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497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__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Landuse</text:p>
          </table:table-cell>
          <table:table-cell office:value-type="string" table:style-name="ce1">
            <text:p>Name</text:p>
          </table:table-cell>
          <table:table-cell office:value-type="string" table:style-name="ce2">
            <text:p>Biomass</text:p>
          </table:table-cell>
          <table:table-cell office:value-type="string" table:style-name="ce1">
            <text:p>NPP</text:p>
          </table:table-cell>
          <table:table-cell office:value-type="string" table:style-name="ce1">
            <text:p>JoinFiel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Forest</text:p>
          </table:table-cell>
          <table:table-cell office:value-type="float" office:value="4239.7" table:style-name="ce2">
            <text:p>4239.70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Evergreen Tree Forest</text:p>
          </table:table-cell>
          <table:table-cell office:value-type="float" office:value="4631" table:style-name="ce2">
            <text:p>4631.00</text:p>
          </table:table-cell>
          <table:table-cell office:value-type="float" office:value="1000.03" table:style-name="ce1">
            <text:p>1000.0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1</text:p>
          </table:table-cell>
          <table:table-cell office:value-type="string" table:style-name="ce1">
            <text:p>Camphor Tree Forest</text:p>
          </table:table-cell>
          <table:table-cell office:value-type="float" office:value="5680" table:style-name="ce2">
            <text:p>5680.00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2</text:p>
          </table:table-cell>
          <table:table-cell office:value-type="string" table:style-name="ce1">
            <text:p>Woodland Elaeocarpus Forest</text:p>
          </table:table-cell>
          <table:table-cell office:value-type="float" office:value="2595" table:style-name="ce2">
            <text:p>2595.00</text:p>
          </table:table-cell>
          <table:table-cell office:value-type="float" office:value="123.7" table:style-name="ce1">
            <text:p>123.7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3</text:p>
          </table:table-cell>
          <table:table-cell office:value-type="string" table:style-name="ce1">
            <text:p>Glossy Privet Forest</text:p>
          </table:table-cell>
          <table:table-cell office:value-type="float" office:value="5310" table:style-name="ce2">
            <text:p>5310.00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4</text:p>
          </table:table-cell>
          <table:table-cell office:value-type="string" table:style-name="ce1">
            <text:p>Timor White Gum Forest</text:p>
          </table:table-cell>
          <table:table-cell office:value-type="float" office:value="3240" table:style-name="ce2">
            <text:p>3240.00</text:p>
          </table:table-cell>
          <table:table-cell office:value-type="float" office:value="1410" table:style-name="ce1">
            <text:p>141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5</text:p>
          </table:table-cell>
          <table:table-cell office:value-type="string" table:style-name="ce1">
            <text:p>Schima Tree Forest</text:p>
          </table:table-cell>
          <table:table-cell office:value-type="float" office:value="6330" table:style-name="ce2">
            <text:p>6330.00</text:p>
          </table:table-cell>
          <table:table-cell office:value-type="float" office:value="186.5" table:style-name="ce1">
            <text:p>186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Decidious Tree Forest</text:p>
          </table:table-cell>
          <table:table-cell office:value-type="float" office:value="3848.4" table:style-name="ce2">
            <text:p>3848.40</text:p>
          </table:table-cell>
          <table:table-cell office:value-type="float" office:value="791.96" table:style-name="ce1">
            <text:p>791.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1</text:p>
          </table:table-cell>
          <table:table-cell office:value-type="string" table:style-name="ce1">
            <text:p>Ginko Tree Forest</text:p>
          </table:table-cell>
          <table:table-cell office:value-type="float" office:value="3220" table:style-name="ce2">
            <text:p>3220.00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2</text:p>
          </table:table-cell>
          <table:table-cell office:value-type="string" table:style-name="ce1">
            <text:p>Dawn Redwood Forest</text:p>
          </table:table-cell>
          <table:table-cell office:value-type="float" office:value="2980" table:style-name="ce2">
            <text:p>2980.00</text:p>
          </table:table-cell>
          <table:table-cell office:value-type="float" office:value="719.5" table:style-name="ce1">
            <text:p>719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3</text:p>
          </table:table-cell>
          <table:table-cell office:value-type="string" table:style-name="ce1">
            <text:p>Black Locust Forest</text:p>
          </table:table-cell>
          <table:table-cell office:value-type="float" office:value="4107" table:style-name="ce2">
            <text:p>4107.00</text:p>
          </table:table-cell>
          <table:table-cell office:value-type="float" office:value="93.55" table:style-name="ce1">
            <text:p>93.5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4</text:p>
          </table:table-cell>
          <table:table-cell office:value-type="string" table:style-name="ce1">
            <text:p>Canadian Poplar Forest</text:p>
          </table:table-cell>
          <table:table-cell office:value-type="float" office:value="3265" table:style-name="ce2">
            <text:p>3265.00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5</text:p>
          </table:table-cell>
          <table:table-cell office:value-type="string" table:style-name="ce1">
            <text:p>Weeping Willow Forest</text:p>
          </table:table-cell>
          <table:table-cell office:value-type="float" office:value="5670" table:style-name="ce2">
            <text:p>5670.00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6</text:p>
          </table:table-cell>
          <table:table-cell office:value-type="string" table:style-name="ce1">
            <text:p>Japanese Pagoda Tree Forest</text:p>
          </table:table-cell>
          <table:table-cell office:value-type="float" office:value="4107" table:style-name="ce2">
            <text:p>4107.00</text:p>
          </table:table-cell>
          <table:table-cell office:value-type="float" office:value="106.75" table:style-name="ce1">
            <text:p>106.7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7</text:p>
          </table:table-cell>
          <table:table-cell office:value-type="string" table:style-name="ce1">
            <text:p>Chinese Wingnut Forest</text:p>
          </table:table-cell>
          <table:table-cell office:value-type="float" office:value="1785" table:style-name="ce2">
            <text:p>1785.00</text:p>
          </table:table-cell>
          <table:table-cell office:value-type="float" office:value="537.5" table:style-name="ce1">
            <text:p>537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8</text:p>
          </table:table-cell>
          <table:table-cell office:value-type="string" table:style-name="ce1">
            <text:p>Sibirian Elm Forest</text:p>
          </table:table-cell>
          <table:table-cell office:value-type="float" office:value="1988" table:style-name="ce2">
            <text:p>1988.00</text:p>
          </table:table-cell>
          <table:table-cell office:value-type="float" office:value="89.9" table:style-name="ce1">
            <text:p>89.9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9</text:p>
          </table:table-cell>
          <table:table-cell office:value-type="string" table:style-name="ce1">
            <text:p>Chinese Tallow Forest</text:p>
          </table:table-cell>
          <table:table-cell office:value-type="float" office:value="2230" table:style-name="ce2">
            <text:p>2230.00</text:p>
          </table:table-cell>
          <table:table-cell office:value-type="float" office:value="108.65" table:style-name="ce1">
            <text:p>108.6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Corniferous Tree Forest</text:p>
          </table:table-cell>
          <table:table-cell office:value-type="float" office:value="3242" table:style-name="ce2">
            <text:p>3242.00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1</text:p>
          </table:table-cell>
          <table:table-cell office:value-type="string" table:style-name="ce1">
            <text:p>Chinese Red Pine Forest</text:p>
          </table:table-cell>
          <table:table-cell office:value-type="float" office:value="5925" table:style-name="ce2">
            <text:p>5925.00</text:p>
          </table:table-cell>
          <table:table-cell office:value-type="float" office:value="707.5" table:style-name="ce1">
            <text:p>707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2</text:p>
          </table:table-cell>
          <table:table-cell office:value-type="string" table:style-name="ce1">
            <text:p>Himalayan Cedar Forest</text:p>
          </table:table-cell>
          <table:table-cell office:value-type="float" office:value="830" table:style-name="ce2">
            <text:p>830.00</text:p>
          </table:table-cell>
          <table:table-cell office:value-type="float" office:value="170.4" table:style-name="ce1">
            <text:p>170.4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3</text:p>
          </table:table-cell>
          <table:table-cell office:value-type="string" table:style-name="ce1">
            <text:p>China Fir Forest</text:p>
          </table:table-cell>
          <table:table-cell office:value-type="float" office:value="4055" table:style-name="ce2">
            <text:p>4055.00</text:p>
          </table:table-cell>
          <table:table-cell office:value-type="float" office:value="618.5" table:style-name="ce1">
            <text:p>618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4</text:p>
          </table:table-cell>
          <table:table-cell office:value-type="string" table:style-name="ce1">
            <text:p>Chinese Thuja Forest</text:p>
          </table:table-cell>
          <table:table-cell office:value-type="float" office:value="1629" table:style-name="ce2">
            <text:p>1629.00</text:p>
          </table:table-cell>
          <table:table-cell office:value-type="float" office:value="99.1" table:style-name="ce1">
            <text:p>99.1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5</text:p>
          </table:table-cell>
          <table:table-cell office:value-type="string" table:style-name="ce1">
            <text:p>Australian Pine Tree Forest</text:p>
          </table:table-cell>
          <table:table-cell office:value-type="float" office:value="17512.5" table:style-name="ce2">
            <text:p>17512.50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6</text:p>
          </table:table-cell>
          <table:table-cell office:value-type="string" table:style-name="ce1">
            <text:p>Slash Pine Forest</text:p>
          </table:table-cell>
          <table:table-cell office:value-type="float" office:value="3771" table:style-name="ce2">
            <text:p>3771.00</text:p>
          </table:table-cell>
          <table:table-cell office:value-type="float" office:value="370.5" table:style-name="ce1">
            <text:p>370.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Bamboo Forest</text:p>
          </table:table-cell>
          <table:table-cell office:value-type="float" office:value="2410" table:style-name="ce2">
            <text:p>2410.00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1</text:p>
          </table:table-cell>
          <table:table-cell office:value-type="string" table:style-name="ce1">
            <text:p>Phyllostachys spp. Forest</text:p>
          </table:table-cell>
          <table:table-cell office:value-type="float" office:value="2410" table:style-name="ce2">
            <text:p>2410.00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Evergreen Mixed Forest</text:p>
          </table:table-cell>
          <table:table-cell office:value-type="float" office:value="4631" table:style-name="ce2">
            <text:p>4631.00</text:p>
          </table:table-cell>
          <table:table-cell office:value-type="float" office:value="1000.03" table:style-name="ce1">
            <text:p>1000.0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Decidious Mixed Forest</text:p>
          </table:table-cell>
          <table:table-cell office:value-type="float" office:value="3848.4" table:style-name="ce2">
            <text:p>3848.40</text:p>
          </table:table-cell>
          <table:table-cell office:value-type="float" office:value="791.96" table:style-name="ce1">
            <text:p>791.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1">
            <text:p>Corniferous Mixed Forest</text:p>
          </table:table-cell>
          <table:table-cell office:value-type="float" office:value="3242" table:style-name="ce2">
            <text:p>3242.00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</text:p>
          </table:table-cell>
          <table:table-cell office:value-type="string" table:style-name="ce1">
            <text:p>Other Mixed Forest</text:p>
          </table:table-cell>
          <table:table-cell office:value-type="float" office:value="3907" table:style-name="ce2">
            <text:p>3907.00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Small Woods</text:p>
          </table:table-cell>
          <table:table-cell office:value-type="float" office:value="3907" table:style-name="ce2">
            <text:p>3907.00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Small Woods &lt; 1ha</text:p>
          </table:table-cell>
          <table:table-cell office:value-type="float" office:value="3907" table:style-name="ce2">
            <text:p>3907.00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Shrub Vegetation</text:p>
          </table:table-cell>
          <table:table-cell office:value-type="float" office:value="4893" table:style-name="ce2">
            <text:p>4893.00</text:p>
          </table:table-cell>
          <table:table-cell office:value-type="float" office:value="497.44" table:style-name="ce1">
            <text:p>497.44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Tree Row</text:p>
          </table:table-cell>
          <table:table-cell office:value-type="float" office:value="4893" table:style-name="ce2">
            <text:p>4893.00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Tree Alley</text:p>
          </table:table-cell>
          <table:table-cell office:value-type="float" office:value="4893" table:style-name="ce2">
            <text:p>4893.00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Tree Group</text:p>
          </table:table-cell>
          <table:table-cell office:value-type="float" office:value="4893" table:style-name="ce2">
            <text:p>4893.00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Single Tree</text:p>
          </table:table-cell>
          <table:table-cell office:value-type="float" office:value="4893" table:style-name="ce2">
            <text:p>4893.00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Tree Nursery</text:p>
          </table:table-cell>
          <table:table-cell office:value-type="float" office:value="4893" table:style-name="ce2">
            <text:p>4893.00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1">
            <text:p>Riverside Vegetation</text:p>
          </table:table-cell>
          <table:table-cell office:value-type="float" office:value="891.5" table:style-name="ce2">
            <text:p>891.50</text:p>
          </table:table-cell>
          <table:table-cell office:value-type="float" office:value="88.65" table:style-name="ce1">
            <text:p>88.6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Wetlands</text:p>
          </table:table-cell>
          <table:table-cell office:value-type="float" office:value="349" table:style-name="ce2">
            <text:p>349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oastal &amp; Estuarine Areas</text:p>
          </table:table-cell>
          <table:table-cell office:value-type="float" office:value="349" table:style-name="ce2">
            <text:p>349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1</text:p>
          </table:table-cell>
          <table:table-cell office:value-type="string" table:style-name="ce1">
            <text:p>Intertidal Forested Wetlands</text:p>
          </table:table-cell>
          <table:table-cell office:value-type="float" office:value="5405" table:style-name="ce2">
            <text:p>5405.00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10</text:p>
          </table:table-cell>
          <table:table-cell office:value-type="string" table:style-name="ce1">
            <text:p>Other Coastal &amp; Esturian Areas</text:p>
          </table:table-cell>
          <table:table-cell office:value-type="float" office:value="349" table:style-name="ce2">
            <text:p>349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2</text:p>
          </table:table-cell>
          <table:table-cell office:value-type="string" table:style-name="ce1">
            <text:p>Intertidal Marshes</text:p>
          </table:table-cell>
          <table:table-cell office:value-type="float" office:value="349" table:style-name="ce2">
            <text:p>349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3</text:p>
          </table:table-cell>
          <table:table-cell office:value-type="string" table:style-name="ce1">
            <text:p>Intertidal Mud Flat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4</text:p>
          </table:table-cell>
          <table:table-cell office:value-type="string" table:style-name="ce1">
            <text:p>Permanent Shallow Marine Waters</text:p>
          </table:table-cell>
          <table:table-cell office:value-type="float" office:value="349" table:style-name="ce2">
            <text:p>349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5</text:p>
          </table:table-cell>
          <table:table-cell office:value-type="string" table:style-name="ce1">
            <text:p>Rocky Marine Shor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6</text:p>
          </table:table-cell>
          <table:table-cell office:value-type="string" table:style-name="ce1">
            <text:p>Sand Shor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7</text:p>
          </table:table-cell>
          <table:table-cell office:value-type="string" table:style-name="ce1">
            <text:p>Estuarine Waters</text:p>
          </table:table-cell>
          <table:table-cell office:value-type="float" office:value="349" table:style-name="ce2">
            <text:p>349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8</text:p>
          </table:table-cell>
          <table:table-cell office:value-type="string" table:style-name="ce1">
            <text:p>Scrub swamp</text:p>
          </table:table-cell>
          <table:table-cell office:value-type="float" office:value="349" table:style-name="ce2">
            <text:p>349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9</text:p>
          </table:table-cell>
          <table:table-cell office:value-type="string" table:style-name="ce1">
            <text:p>Mangroves</text:p>
          </table:table-cell>
          <table:table-cell office:value-type="float" office:value="5405" table:style-name="ce2">
            <text:p>5405.00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Inland Wetlands</text:p>
          </table:table-cell>
          <table:table-cell office:value-type="float" office:value="349" table:style-name="ce2">
            <text:p>349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B1</text:p>
          </table:table-cell>
          <table:table-cell office:value-type="string" table:style-name="ce1">
            <text:p>Permanent Freshwater Marshes</text:p>
          </table:table-cell>
          <table:table-cell office:value-type="float" office:value="349" table:style-name="ce2">
            <text:p>349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B2</text:p>
          </table:table-cell>
          <table:table-cell office:value-type="string" table:style-name="ce1">
            <text:p>Riverine Wetlands</text:p>
          </table:table-cell>
          <table:table-cell office:value-type="float" office:value="349" table:style-name="ce2">
            <text:p>349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Residential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Class I residential cluster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Class II residential cluster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1">
            <text:p>Class III residential cluster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1">
            <text:p>Class V residential cluster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1">
            <text:p>Rural residential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1</text:p>
          </table:table-cell>
          <table:table-cell office:value-type="string" table:style-name="ce1">
            <text:p>Class I rural residential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2</text:p>
          </table:table-cell>
          <table:table-cell office:value-type="string" table:style-name="ce1">
            <text:p>Class II rural residential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Water Bodies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1">
            <text:p>Creek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B</text:p>
          </table:table-cell>
          <table:table-cell office:value-type="string" table:style-name="ce1">
            <text:p>Ditch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</text:p>
          </table:table-cell>
          <table:table-cell office:value-type="string" table:style-name="ce1">
            <text:p>Channel/River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1</text:p>
          </table:table-cell>
          <table:table-cell office:value-type="string" table:style-name="ce1">
            <text:p>Small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2</text:p>
          </table:table-cell>
          <table:table-cell office:value-type="string" table:style-name="ce1">
            <text:p>Middle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C3</text:p>
          </table:table-cell>
          <table:table-cell office:value-type="string" table:style-name="ce1">
            <text:p>Large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1">
            <text:p>Pond/Lake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1</text:p>
          </table:table-cell>
          <table:table-cell office:value-type="string" table:style-name="ce1">
            <text:p>Small (Pond)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2</text:p>
          </table:table-cell>
          <table:table-cell office:value-type="string" table:style-name="ce1">
            <text:p>Middle (Pond/Lake)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D3</text:p>
          </table:table-cell>
          <table:table-cell office:value-type="string" table:style-name="ce1">
            <text:p>Large (Lake)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</text:p>
          </table:table-cell>
          <table:table-cell office:value-type="string" table:style-name="ce1">
            <text:p>Harbour Basin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1">
            <text:p>Sea</text:p>
          </table:table-cell>
          <table:table-cell office:value-type="float" office:value="1081" table:style-name="ce2">
            <text:p>1081.00</text:p>
          </table:table-cell>
          <table:table-cell office:value-type="float" office:value="108.12" table:style-name="ce1">
            <text:p>108.1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G</text:p>
          </table:table-cell>
          <table:table-cell office:value-type="string" table:style-name="ce1">
            <text:p>Glacier and perennial snow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Agricultural Land Type</text:p>
          </table:table-cell>
          <table:table-cell office:value-type="float" office:value="315.14999999999901" table:style-name="ce2">
            <text:p>315.15</text:p>
          </table:table-cell>
          <table:table-cell office:value-type="float" office:value="356.33" table:style-name="ce1">
            <text:p>356.3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Cropland</text:p>
          </table:table-cell>
          <table:table-cell office:value-type="float" office:value="315.14999999999901" table:style-name="ce2">
            <text:p>315.15</text:p>
          </table:table-cell>
          <table:table-cell office:value-type="float" office:value="315.14999999999998" table:style-name="ce1">
            <text:p>315.1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1</text:p>
          </table:table-cell>
          <table:table-cell office:value-type="string" table:style-name="ce1">
            <text:p>Small</text:p>
          </table:table-cell>
          <table:table-cell office:value-type="float" office:value="315.14999999999901" table:style-name="ce2">
            <text:p>315.15</text:p>
          </table:table-cell>
          <table:table-cell office:value-type="float" office:value="315.14999999999998" table:style-name="ce1">
            <text:p>315.1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2</text:p>
          </table:table-cell>
          <table:table-cell office:value-type="string" table:style-name="ce1">
            <text:p>Medium &amp; Large</text:p>
          </table:table-cell>
          <table:table-cell office:value-type="float" office:value="315.14999999999901" table:style-name="ce2">
            <text:p>315.15</text:p>
          </table:table-cell>
          <table:table-cell office:value-type="float" office:value="315.14999999999998" table:style-name="ce1">
            <text:p>315.1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3</text:p>
          </table:table-cell>
          <table:table-cell office:value-type="string" table:style-name="ce1">
            <text:p>Watermelon</text:p>
          </table:table-cell>
          <table:table-cell office:value-type="float" office:value="324" table:style-name="ce2">
            <text:p>324.00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4</text:p>
          </table:table-cell>
          <table:table-cell office:value-type="string" table:style-name="ce1">
            <text:p>Chinese Cabbage</text:p>
          </table:table-cell>
          <table:table-cell office:value-type="float" office:value="5052" table:style-name="ce2">
            <text:p>5052.00</text:p>
          </table:table-cell>
          <table:table-cell office:value-type="float" office:value="5052" table:style-name="ce1">
            <text:p>5052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5</text:p>
          </table:table-cell>
          <table:table-cell office:value-type="string" table:style-name="ce1">
            <text:p>Lettuce</text:p>
          </table:table-cell>
          <table:table-cell office:value-type="float" office:value="3123" table:style-name="ce2">
            <text:p>3123.00</text:p>
          </table:table-cell>
          <table:table-cell office:value-type="float" office:value="3123" table:style-name="ce1">
            <text:p>312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6</text:p>
          </table:table-cell>
          <table:table-cell office:value-type="string" table:style-name="ce1">
            <text:p>Chinese Chives</text:p>
          </table:table-cell>
          <table:table-cell office:value-type="float" office:value="1087" table:style-name="ce2">
            <text:p>1087.0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7</text:p>
          </table:table-cell>
          <table:table-cell office:value-type="string" table:style-name="ce1">
            <text:p>Pakchoi</text:p>
          </table:table-cell>
          <table:table-cell office:value-type="float" office:value="3123" table:style-name="ce2">
            <text:p>3123.00</text:p>
          </table:table-cell>
          <table:table-cell office:value-type="float" office:value="3123" table:style-name="ce1">
            <text:p>312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8</text:p>
          </table:table-cell>
          <table:table-cell office:value-type="string" table:style-name="ce1">
            <text:p>Asparagus Lettuce</text:p>
          </table:table-cell>
          <table:table-cell office:value-type="float" office:value="3123" table:style-name="ce2">
            <text:p>3123.00</text:p>
          </table:table-cell>
          <table:table-cell office:value-type="float" office:value="3123" table:style-name="ce1">
            <text:p>312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9</text:p>
          </table:table-cell>
          <table:table-cell office:value-type="string" table:style-name="ce1">
            <text:p>Eggplant</text:p>
          </table:table-cell>
          <table:table-cell office:value-type="float" office:value="2159" table:style-name="ce2">
            <text:p>2159.00</text:p>
          </table:table-cell>
          <table:table-cell office:value-type="float" office:value="2159" table:style-name="ce1">
            <text:p>2159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10</text:p>
          </table:table-cell>
          <table:table-cell office:value-type="string" table:style-name="ce1">
            <text:p>Tomato</text:p>
          </table:table-cell>
          <table:table-cell office:value-type="float" office:value="1860" table:style-name="ce2">
            <text:p>1860.00</text:p>
          </table:table-cell>
          <table:table-cell office:value-type="float" office:value="1860" table:style-name="ce1">
            <text:p>186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11</text:p>
          </table:table-cell>
          <table:table-cell office:value-type="string" table:style-name="ce1">
            <text:p>Green Pepper</text:p>
          </table:table-cell>
          <table:table-cell office:value-type="float" office:value="1234" table:style-name="ce2">
            <text:p>1234.00</text:p>
          </table:table-cell>
          <table:table-cell office:value-type="float" office:value="1234" table:style-name="ce1">
            <text:p>1234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12</text:p>
          </table:table-cell>
          <table:table-cell office:value-type="string" table:style-name="ce1">
            <text:p>Mixed vegetables</text:p>
          </table:table-cell>
          <table:table-cell office:value-type="float" office:value="2595" table:style-name="ce2">
            <text:p>2595.00</text:p>
          </table:table-cell>
          <table:table-cell office:value-type="float" office:value="2595" table:style-name="ce1">
            <text:p>259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1">
            <text:p>Paddy field</text:p>
          </table:table-cell>
          <table:table-cell office:value-type="float" office:value="365" table:style-name="ce2">
            <text:p>365.00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</text:p>
          </table:table-cell>
          <table:table-cell office:value-type="string" table:style-name="ce1">
            <text:p>Greenhouse</text:p>
          </table:table-cell>
          <table:table-cell office:value-type="float" office:value="3114" table:style-name="ce2">
            <text:p>3114.00</text:p>
          </table:table-cell>
          <table:table-cell office:value-type="float" office:value="3114" table:style-name="ce1">
            <text:p>3114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Meadow /pasture</text:p>
          </table:table-cell>
          <table:table-cell office:value-type="float" office:value="131.5" table:style-name="ce2">
            <text:p>131.50</text:p>
          </table:table-cell>
          <table:table-cell office:value-type="float" office:value="259.18" table:style-name="ce1">
            <text:p>259.18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1">
            <text:p>Agroforestry</text:p>
          </table:table-cell>
          <table:table-cell office:value-type="float" office:value="569.5" table:style-name="ce2">
            <text:p>569.50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1">
            <text:p>Orchard</text:p>
          </table:table-cell>
          <table:table-cell office:value-type="float" office:value="1900" table:style-name="ce2">
            <text:p>1900.00</text:p>
          </table:table-cell>
          <table:table-cell office:value-type="float" office:value="115.55" table:style-name="ce1">
            <text:p>115.5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1</text:p>
          </table:table-cell>
          <table:table-cell office:value-type="string" table:style-name="ce1">
            <text:p>Peach</text:p>
          </table:table-cell>
          <table:table-cell office:value-type="float" office:value="1900" table:style-name="ce2">
            <text:p>1900.00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F2</text:p>
          </table:table-cell>
          <table:table-cell office:value-type="string" table:style-name="ce1">
            <text:p>Pear</text:p>
          </table:table-cell>
          <table:table-cell office:value-type="float" office:value="1783" table:style-name="ce2">
            <text:p>1783.00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1">
            <text:p>Other</text:p>
          </table:table-cell>
          <table:table-cell office:value-type="float" office:value="315.14999999999901" table:style-name="ce2">
            <text:p>315.15</text:p>
          </table:table-cell>
          <table:table-cell office:value-type="float" office:value="356.33" table:style-name="ce1">
            <text:p>356.3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Idle Land Type/brownfiel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1">
            <text:p>Fallow</text:p>
          </table:table-cell>
          <table:table-cell office:value-type="float" office:value="315.14999999999901" table:style-name="ce2">
            <text:p>315.15</text:p>
          </table:table-cell>
          <table:table-cell office:value-type="float" office:value="315.14999999999998" table:style-name="ce1">
            <text:p>315.15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1</text:p>
          </table:table-cell>
          <table:table-cell office:value-type="string" table:style-name="ce1">
            <text:p>Pioneer site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2</text:p>
          </table:table-cell>
          <table:table-cell office:value-type="string" table:style-name="ce1">
            <text:p>Tall herbaceous vegetation</text:p>
          </table:table-cell>
          <table:table-cell office:value-type="float" office:value="131.5" table:style-name="ce2">
            <text:p>131.50</text:p>
          </table:table-cell>
          <table:table-cell office:value-type="float" office:value="356.33" table:style-name="ce1">
            <text:p>356.3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3</text:p>
          </table:table-cell>
          <table:table-cell office:value-type="string" table:style-name="ce1">
            <text:p>Shrub or tree vegetation</text:p>
          </table:table-cell>
          <table:table-cell office:value-type="float" office:value="7990" table:style-name="ce2">
            <text:p>7990.00</text:p>
          </table:table-cell>
          <table:table-cell office:value-type="float" office:value="497.44" table:style-name="ce1">
            <text:p>497.44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1">
            <text:p>Cargo Site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F</text:p>
          </table:table-cell>
          <table:table-cell office:value-type="string" table:style-name="ce1">
            <text:p>Commercial &amp; Business Area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Industrial &amp; Mining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1">
            <text:p>Industrial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1">
            <text:p>Mining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Public Facilities (eg. Administration. Sports. Recreational and Educational Facilities)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1">
            <text:p>Sports Grou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1</text:p>
          </table:table-cell>
          <table:table-cell office:value-type="string" table:style-name="ce1">
            <text:p>Paved Sports Grou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2</text:p>
          </table:table-cell>
          <table:table-cell office:value-type="string" table:style-name="ce1">
            <text:p>Unpaved Sports Grou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3</text:p>
          </table:table-cell>
          <table:table-cell office:value-type="string" table:style-name="ce1">
            <text:p>Green Sports Ground</text:p>
          </table:table-cell>
          <table:table-cell office:value-type="float" office:value="160.229999999999" table:style-name="ce2">
            <text:p>160.23</text:p>
          </table:table-cell>
          <table:table-cell office:value-type="float" office:value="259.18" table:style-name="ce1">
            <text:p>259.18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B</text:p>
          </table:table-cell>
          <table:table-cell office:value-type="string" table:style-name="ce1">
            <text:p>Open Space/Public Green Space</text:p>
          </table:table-cell>
          <table:table-cell office:value-type="float" office:value="160.229999999999" table:style-name="ce2">
            <text:p>160.23</text:p>
          </table:table-cell>
          <table:table-cell office:value-type="float" office:value="259.18" table:style-name="ce1">
            <text:p>259.18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B1</text:p>
          </table:table-cell>
          <table:table-cell office:value-type="string" table:style-name="ce1">
            <text:p>Scenic Spot</text:p>
          </table:table-cell>
          <table:table-cell office:value-type="float" office:value="160.229999999999" table:style-name="ce2">
            <text:p>160.23</text:p>
          </table:table-cell>
          <table:table-cell office:value-type="float" office:value="259.18" table:style-name="ce1">
            <text:p>259.18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B2</text:p>
          </table:table-cell>
          <table:table-cell office:value-type="string" table:style-name="ce1">
            <text:p>Public Plaza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B3</text:p>
          </table:table-cell>
          <table:table-cell office:value-type="string" table:style-name="ce1">
            <text:p>Playground/ Fitness Trail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1">
            <text:p>Educational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1">
            <text:p>Religious. Cultural and Spiritual Sit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1">
            <text:p>Administration &amp; Public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1">
            <text:p>Medical &amp; Recreation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1">
            <text:p>Social Welfare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1">
            <text:p>Other Public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</text:p>
          </table:table-cell>
          <table:table-cell office:value-type="string" table:style-name="ce1">
            <text:p>Military Land &amp;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J</text:p>
          </table:table-cell>
          <table:table-cell office:value-type="string" table:style-name="ce1">
            <text:p>Cemeter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2">
            <text:p>0.0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Transportation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1">
            <text:p>Railway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B</text:p>
          </table:table-cell>
          <table:table-cell office:value-type="string" table:style-name="ce1">
            <text:p>Highway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1">
            <text:p>Airport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D</text:p>
          </table:table-cell>
          <table:table-cell office:value-type="string" table:style-name="ce1">
            <text:p>Port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1">
            <text:p>Railway Station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1">
            <text:p>Urban Road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1">
            <text:p>Rural Road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H</text:p>
          </table:table-cell>
          <table:table-cell office:value-type="string" table:style-name="ce1">
            <text:p>Transportation Hub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Other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1">
            <text:p>Supply &amp; Disposal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A</text:p>
          </table:table-cell>
          <table:table-cell office:value-type="string" table:style-name="ce1">
            <text:p>Supply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B</text:p>
          </table:table-cell>
          <table:table-cell office:value-type="string" table:style-name="ce1">
            <text:p>Disposal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</text:p>
          </table:table-cell>
          <table:table-cell office:value-type="string" table:style-name="ce1">
            <text:p>Supply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Development &amp; Management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</text:p>
          </table:table-cell>
          <table:table-cell office:value-type="string" table:style-name="ce1">
            <text:p>Land for Adminstration &amp; Public Facilities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B</text:p>
          </table:table-cell>
          <table:table-cell office:value-type="string" table:style-name="ce1">
            <text:p>Ecological Management Land</text:p>
          </table:table-cell>
          <table:table-cell office:value-type="float" office:value="160.229999999999" table:style-name="ce2">
            <text:p>160.23</text:p>
          </table:table-cell>
          <table:table-cell office:value-type="float" office:value="259.18" table:style-name="ce1">
            <text:p>259.18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C</text:p>
          </table:table-cell>
          <table:table-cell office:value-type="string" table:style-name="ce1">
            <text:p>Urban Development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D</text:p>
          </table:table-cell>
          <table:table-cell office:value-type="string" table:style-name="ce1">
            <text:p>Other Development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A</text:p>
          </table:table-cell>
          <table:table-cell office:value-type="string" table:style-name="ce1">
            <text:p>Plane Tree</text:p>
          </table:table-cell>
          <table:table-cell office:value-type="float" office:value="5690" table:style-name="ce2">
            <text:p>5690.00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B</text:p>
          </table:table-cell>
          <table:table-cell office:value-type="string" table:style-name="ce1">
            <text:p>Golden-rain tree</text:p>
          </table:table-cell>
          <table:table-cell office:value-type="float" office:value="13171.5" table:style-name="ce2">
            <text:p>13171.50</text:p>
          </table:table-cell>
          <table:table-cell office:value-type="float" office:value="128.69999999999999" table:style-name="ce1">
            <text:p>128.7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Other Land</text:p>
          </table:table-cell>
          <table:table-cell office:value-type="float" office:value="0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in</text:p>
          </table:table-cell>
          <table:table-cell table:number-columns-repeated="16379"/>
        </table:table-row>
        <table:table-row table:number-rows-repeated="1048428" table:style-name="ro1">
          <table:table-cell table:number-columns-repeated="16384"/>
        </table:table-row>
      </table:table>
      <table:database-ranges>
        <table:database-range table:target-range-address="__.A1:__.D14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Malte</meta:initial-creator>
    <dc:creator>Malte Bührs</dc:creator>
    <meta:creation-date>2024-07-31T13:43:20Z</meta:creation-date>
    <dc:date>2025-01-16T07:28:02Z</dc:date>
    <meta:editing-duration>PT0S</meta:editing-duration>
  </office:meta>
</office:document-meta>
</file>